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41pt"/>
    </style:style>
    <style:style style:name="co2" style:family="table-column">
      <style:table-column-properties fo:break-before="auto" style:column-width="284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26.39pt" style:writing-mode="page"/>
    </style:style>
    <style:style style:name="ce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13.21pt" style:writing-mode="page"/>
    </style:style>
    <style:style style:name="ce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39.6pt" style:writing-mode="page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all.n</text:p>
          </table:table-cell>
          <table:table-cell office:value-type="string" calcext:value-type="string">
            <text:p>all.earn</text:p>
          </table:table-cell>
          <table:table-cell office:value-type="string" calcext:value-type="string">
            <text:p>all.earn.se</text:p>
          </table:table-cell>
          <table:table-cell office:value-type="string" calcext:value-type="string">
            <text:p>f.n</text:p>
          </table:table-cell>
          <table:table-cell office:value-type="string" calcext:value-type="string">
            <text:p>f.earn</text:p>
          </table:table-cell>
          <table:table-cell office:value-type="string" calcext:value-type="string">
            <text:p>f.earn.se</text:p>
          </table:table-cell>
          <table:table-cell office:value-type="string" calcext:value-type="string">
            <text:p>m.n</text:p>
          </table:table-cell>
          <table:table-cell office:value-type="string" calcext:value-type="string">
            <text:p>m.earn</text:p>
          </table:table-cell>
          <table:table-cell office:value-type="string" calcext:value-type="string">
            <text:p>m.earn.se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Chief executives</text:p>
          </table:table-cell>
          <table:table-cell table:style-name="ce4" office:value-type="float" office:value="1150" calcext:value-type="float">
            <text:p>1,150</text:p>
          </table:table-cell>
          <table:table-cell table:style-name="ce4" office:value-type="float" office:value="2303" calcext:value-type="float">
            <text:p>2,30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876" calcext:value-type="float">
            <text:p>1,876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2419" calcext:value-type="float">
            <text:p>2,419</text:p>
          </table:table-cell>
          <table:table-cell table:style-name="ce4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General and operations managers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1266" calcext:value-type="float">
            <text:p>1,26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37" calcext:value-type="float">
            <text:p>1,03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1358" calcext:value-type="float">
            <text:p>1,358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Legislator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Advertising and promotions managers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32" calcext:value-type="float">
            <text:p>1,3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Marketing and sales managers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1468" calcext:value-type="float">
            <text:p>1,46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142" calcext:value-type="float">
            <text:p>1,14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745" calcext:value-type="float">
            <text:p>1,745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Public relations and fundraising managers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532" calcext:value-type="float">
            <text:p>1,532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Administrative services managers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261" calcext:value-type="float">
            <text:p>1,26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398" calcext:value-type="float">
            <text:p>1,398</text:p>
          </table:table-cell>
          <table:table-cell table:style-name="ce4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Computer and information systems managers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1738" calcext:value-type="float">
            <text:p>1,73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80" calcext:value-type="float">
            <text:p>1,68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1756" calcext:value-type="float">
            <text:p>1,756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Financial managers</text:p>
          </table:table-cell>
          <table:table-cell table:style-name="ce4" office:value-type="float" office:value="1105" calcext:value-type="float">
            <text:p>1,105</text:p>
          </table:table-cell>
          <table:table-cell table:style-name="ce4" office:value-type="float" office:value="1423" calcext:value-type="float">
            <text:p>1,4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1157" calcext:value-type="float">
            <text:p>1,15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1670" calcext:value-type="float">
            <text:p>1,670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Compensation and benefits managers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Human resources managers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340" calcext:value-type="float">
            <text:p>1,34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283" calcext:value-type="float">
            <text:p>1,28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737" calcext:value-type="float">
            <text:p>1,737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Training and development manager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507" calcext:value-type="float">
            <text:p>1,507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Industrial production managers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1361" calcext:value-type="float">
            <text:p>1,36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219" calcext:value-type="float">
            <text:p>1,21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409" calcext:value-type="float">
            <text:p>1,409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Purchasing managers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274" calcext:value-type="float">
            <text:p>1,274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169" calcext:value-type="float">
            <text:p>1,16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400" calcext:value-type="float">
            <text:p>1,400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Transportation, storage, and distribution managers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Farmers, ranchers, and other agricultural managers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Construction managers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1395" calcext:value-type="float">
            <text:p>1,39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1401" calcext:value-type="float">
            <text:p>1,401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Education administrators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1381" calcext:value-type="float">
            <text:p>1,38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280" calcext:value-type="float">
            <text:p>1,28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528" calcext:value-type="float">
            <text:p>1,528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Architectural and engineering managers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258" calcext:value-type="float">
            <text:p>2,258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265" calcext:value-type="float">
            <text:p>2,265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Food service managers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Funeral service managers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Gaming managers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Lodging managers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64" calcext:value-type="float">
            <text:p>764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4" office:value-type="float" office:value="1068" calcext:value-type="float">
            <text:p>1,068</text:p>
          </table:table-cell>
          <table:table-cell table:style-name="ce4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Medical and health services managers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1402" calcext:value-type="float">
            <text:p>1,40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254" calcext:value-type="float">
            <text:p>1,2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610" calcext:value-type="float">
            <text:p>1,610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Natural sciences managers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Postmasters and mail superintendents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Property, real estate, and community association managers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959" calcext:value-type="float">
            <text:p>9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157" calcext:value-type="float">
            <text:p>1,157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Social and community service managers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1079" calcext:value-type="float">
            <text:p>1,07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206" calcext:value-type="float">
            <text:p>1,206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Emergency management directors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nagement occupations</text:p>
          </table:table-cell>
          <table:table-cell table:style-name="ce3" office:value-type="string" calcext:value-type="string">
            <text:p>Managers, all other</text:p>
          </table:table-cell>
          <table:table-cell table:style-name="ce4" office:value-type="float" office:value="2960" calcext:value-type="float">
            <text:p>2,960</text:p>
          </table:table-cell>
          <table:table-cell table:style-name="ce4" office:value-type="float" office:value="1422" calcext:value-type="float">
            <text:p>1,4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15" calcext:value-type="float">
            <text:p>1,115</text:p>
          </table:table-cell>
          <table:table-cell table:style-name="ce4" office:value-type="float" office:value="1188" calcext:value-type="float">
            <text:p>1,18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845" calcext:value-type="float">
            <text:p>1,845</text:p>
          </table:table-cell>
          <table:table-cell table:style-name="ce4" office:value-type="float" office:value="1542" calcext:value-type="float">
            <text:p>1,542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Agents and business managers of artists, performers, and athletes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Buyers and purchasing agents, farm products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Wholesale and retail buyers, except farm products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Purchasing agents, except wholesale, retail, and farm products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024" calcext:value-type="float">
            <text:p>1,02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37" calcext:value-type="float">
            <text:p>1,037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Claims adjusters, appraisers, examiners, and investigators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39" calcext:value-type="float">
            <text:p>1,139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Compliance officers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243" calcext:value-type="float">
            <text:p>1,24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163" calcext:value-type="float">
            <text:p>1,16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274" calcext:value-type="float">
            <text:p>1,274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Cost estimators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59" calcext:value-type="float">
            <text:p>1,15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72" calcext:value-type="float">
            <text:p>1,172</text:p>
          </table:table-cell>
          <table:table-cell table:style-name="ce4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Human resources workers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139" calcext:value-type="float">
            <text:p>1,13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1089" calcext:value-type="float">
            <text:p>1,08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364" calcext:value-type="float">
            <text:p>1,364</text:p>
          </table:table-cell>
          <table:table-cell table:style-name="ce4"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Compensation, benefits, and job analysis specialists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69" calcext:value-type="float">
            <text:p>1,06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1" calcext:value-type="float">
            <text:p>1,00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Training and development specialists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103" calcext:value-type="float">
            <text:p>1,10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59" calcext:value-type="float">
            <text:p>95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Logisticians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11" calcext:value-type="float">
            <text:p>1,01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2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16" calcext:value-type="float">
            <text:p>1,116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Management analysts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1476" calcext:value-type="float">
            <text:p>1,47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342" calcext:value-type="float">
            <text:p>1,3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1586" calcext:value-type="float">
            <text:p>1,586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Meeting, convention, and event planners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Fundraisers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11" calcext:value-type="float">
            <text:p>1,11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Market research analysts and marketing specialists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171" calcext:value-type="float">
            <text:p>1,17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97" calcext:value-type="float">
            <text:p>1,09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345" calcext:value-type="float">
            <text:p>1,345</text:p>
          </table:table-cell>
          <table:table-cell table:style-name="ce4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Business operations specialists, all other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125" calcext:value-type="float">
            <text:p>1,12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001" calcext:value-type="float">
            <text:p>1,00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263" calcext:value-type="float">
            <text:p>1,263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Accountants and auditors</text:p>
          </table:table-cell>
          <table:table-cell table:style-name="ce4" office:value-type="float" office:value="1451" calcext:value-type="float">
            <text:p>1,451</text:p>
          </table:table-cell>
          <table:table-cell table:style-name="ce4" office:value-type="float" office:value="1153" calcext:value-type="float">
            <text:p>1,15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018" calcext:value-type="float">
            <text:p>1,0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441" calcext:value-type="float">
            <text:p>1,441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Appraisers and assessors of real estate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Budget analysts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Credit analysts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Financial analysts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1525" calcext:value-type="float">
            <text:p>1,52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252" calcext:value-type="float">
            <text:p>1,25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747" calcext:value-type="float">
            <text:p>1,747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Personal financial advisors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404" calcext:value-type="float">
            <text:p>1,40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714" calcext:value-type="float">
            <text:p>1,714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Insurance underwriters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113" calcext:value-type="float">
            <text:p>1,11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Financial examiners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Credit counselors and loan officers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1054" calcext:value-type="float">
            <text:p>1,05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331" calcext:value-type="float">
            <text:p>1,33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Tax examiners and collectors, and revenue agent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138" calcext:value-type="float">
            <text:p>1,13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Tax preparers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49" calcext:value-type="float">
            <text:p>1,04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usiness and financial operations occupations</text:p>
          </table:table-cell>
          <table:table-cell table:style-name="ce3" office:value-type="string" calcext:value-type="string">
            <text:p>Financial specialists, all other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155" calcext:value-type="float">
            <text:p>1,15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Computer and information research scientists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Computer systems analysts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1393" calcext:value-type="float">
            <text:p>1,39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328" calcext:value-type="float">
            <text:p>1,32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1475" calcext:value-type="float">
            <text:p>1,475</text:p>
          </table:table-cell>
          <table:table-cell table:style-name="ce4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Information security analysts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617" calcext:value-type="float">
            <text:p>1,61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1826" calcext:value-type="float">
            <text:p>1,826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Computer programmers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398" calcext:value-type="float">
            <text:p>1,39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312" calcext:value-type="float">
            <text:p>1,31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466" calcext:value-type="float">
            <text:p>1,466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Software developers, applications and systems software</text:p>
          </table:table-cell>
          <table:table-cell table:style-name="ce4" office:value-type="float" office:value="1351" calcext:value-type="float">
            <text:p>1,351</text:p>
          </table:table-cell>
          <table:table-cell table:style-name="ce4" office:value-type="float" office:value="1776" calcext:value-type="float">
            <text:p>1,77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1553" calcext:value-type="float">
            <text:p>1,55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84" calcext:value-type="float">
            <text:p>1,084</text:p>
          </table:table-cell>
          <table:table-cell table:style-name="ce4" office:value-type="float" office:value="1863" calcext:value-type="float">
            <text:p>1,863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Web developers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236" calcext:value-type="float">
            <text:p>1,23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84" calcext:value-type="float">
            <text:p>1,284</text:p>
          </table:table-cell>
          <table:table-cell table:style-name="ce4"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Computer support specialists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1060" calcext:value-type="float">
            <text:p>1,06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14" calcext:value-type="float">
            <text:p>1,01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078" calcext:value-type="float">
            <text:p>1,078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Database administrators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731" calcext:value-type="float">
            <text:p>1,731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2"/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Network and computer systems administrators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232" calcext:value-type="float">
            <text:p>1,23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250" calcext:value-type="float">
            <text:p>1,250</text:p>
          </table:table-cell>
          <table:table-cell table:style-name="ce4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Computer network architects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02" calcext:value-type="float">
            <text:p>1,50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93" calcext:value-type="float">
            <text:p>93</text:p>
          </table:table-cell>
          <table:table-cell table:style-name="ce4" office:value-type="float" office:value="1535" calcext:value-type="float">
            <text:p>1,535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Computer occupations, all other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1195" calcext:value-type="float">
            <text:p>1,19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55" calcext:value-type="float">
            <text:p>1,05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1244" calcext:value-type="float">
            <text:p>1,244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Actuaries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Mathematician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Operations research analy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15" calcext:value-type="float">
            <text:p>1,31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300" calcext:value-type="float">
            <text:p>1,30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82" calcext:value-type="float">
            <text:p>1,382</text:p>
          </table:table-cell>
          <table:table-cell table:style-name="ce4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Statistician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405" calcext:value-type="float">
            <text:p>1,40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puter and mathematical occupations</text:p>
          </table:table-cell>
          <table:table-cell table:style-name="ce3" office:value-type="string" calcext:value-type="string">
            <text:p>Miscellaneous mathematical science occupation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Architects, except naval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339" calcext:value-type="float">
            <text:p>1,3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462" calcext:value-type="float">
            <text:p>1,462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Surveyors, cartographers, and photogrammetrists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Aerospace engineers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854" calcext:value-type="float">
            <text:p>1,85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846" calcext:value-type="float">
            <text:p>1,846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Agricultural engineer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Biomedical engineers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Chemical engineers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877" calcext:value-type="float">
            <text:p>1,87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901" calcext:value-type="float">
            <text:p>1,901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Civil engineers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1504" calcext:value-type="float">
            <text:p>1,50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1526" calcext:value-type="float">
            <text:p>1,526</text:p>
          </table:table-cell>
          <table:table-cell table:style-name="ce4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Computer hardware engineer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843" calcext:value-type="float">
            <text:p>1,84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Electrical and electronics engineers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1729" calcext:value-type="float">
            <text:p>1,72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736" calcext:value-type="float">
            <text:p>1,736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Environmental engineers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Industrial engineers, including health and safety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526" calcext:value-type="float">
            <text:p>1,52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580" calcext:value-type="float">
            <text:p>1,580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Marine engineers and naval architects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Materials engineers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Mechanical engineers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560" calcext:value-type="float">
            <text:p>1,56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1567" calcext:value-type="float">
            <text:p>1,567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Mining and geological engineers, including mining safety engineers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Nuclear engineers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Petroleum engineers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Engineers, all other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1573" calcext:value-type="float">
            <text:p>1,57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401" calcext:value-type="float">
            <text:p>1,40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1659" calcext:value-type="float">
            <text:p>1,659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Drafters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030" calcext:value-type="float">
            <text:p>1,030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Engineering technicians, except drafters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075" calcext:value-type="float">
            <text:p>1,075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Architecture and engineering occupations</text:p>
          </table:table-cell>
          <table:table-cell table:style-name="ce3" office:value-type="string" calcext:value-type="string">
            <text:p>Surveying and mapping technicians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Agricultural and food scientists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Biological scientists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346" calcext:value-type="float">
            <text:p>1,34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Conservation scientists and foresters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Medical scientists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11" calcext:value-type="float">
            <text:p>1,21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169" calcext:value-type="float">
            <text:p>1,16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250" calcext:value-type="float">
            <text:p>1,250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Life scientists, all other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Astronomers and physicists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Atmospheric and space scientists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Chemists and materials scientists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306" calcext:value-type="float">
            <text:p>1,30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04" calcext:value-type="float">
            <text:p>1,504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Environmental scientists and geoscientists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555" calcext:value-type="float">
            <text:p>1,55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1591" calcext:value-type="float">
            <text:p>1,591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Physical scientists, all other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1416" calcext:value-type="float">
            <text:p>1,41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323" calcext:value-type="float">
            <text:p>1,32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727" calcext:value-type="float">
            <text:p>1,727</text:p>
          </table:table-cell>
          <table:table-cell table:style-name="ce4"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Economists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Survey researcher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Psychologists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260" calcext:value-type="float">
            <text:p>1,26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187" calcext:value-type="float">
            <text:p>1,18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Sociologist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Urban and regional planners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Miscellaneous social scientists and related workers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Agricultural and food science technicians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Biological technicians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Chemical technician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Geological and petroleum technicians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Nuclear technician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Social science research assistant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fe, physical, and social science occupations</text:p>
          </table:table-cell>
          <table:table-cell table:style-name="ce3" office:value-type="string" calcext:value-type="string">
            <text:p>Miscellaneous life, physical, and social science technicians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94" calcext:value-type="float">
            <text:p>89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string" calcext:value-type="string">
            <text:p>Community and social service occupations</text:p>
          </table:table-cell>
          <table:table-cell table:style-name="ce3" office:value-type="string" calcext:value-type="string">
            <text:p>Counselors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string" calcext:value-type="string">
            <text:p>Community and social service occupations</text:p>
          </table:table-cell>
          <table:table-cell table:style-name="ce3" office:value-type="string" calcext:value-type="string">
            <text:p>Social workers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039" calcext:value-type="float">
            <text:p>1,039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string" calcext:value-type="string">
            <text:p>Community and social service occupations</text:p>
          </table:table-cell>
          <table:table-cell table:style-name="ce3" office:value-type="string" calcext:value-type="string">
            <text:p>Probation officers and correctional treatment specialists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04" calcext:value-type="float">
            <text:p>1,00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munity and social service occupations</text:p>
          </table:table-cell>
          <table:table-cell table:style-name="ce3" office:value-type="string" calcext:value-type="string">
            <text:p>Social and human service assistants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munity and social service occupations</text:p>
          </table:table-cell>
          <table:table-cell table:style-name="ce3" office:value-type="string" calcext:value-type="string">
            <text:p>Miscellaneous community and social service specialists, including health educators and community health workers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munity and social service occupations</text:p>
          </table:table-cell>
          <table:table-cell table:style-name="ce3" office:value-type="string" calcext:value-type="string">
            <text:p>Clergy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1039" calcext:value-type="float">
            <text:p>1,0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070" calcext:value-type="float">
            <text:p>1,070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Community and social service occupations</text:p>
          </table:table-cell>
          <table:table-cell table:style-name="ce3" office:value-type="string" calcext:value-type="string">
            <text:p>Directors, religious activities and education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number-columns-repeated="2"/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munity and social service occupations</text:p>
          </table:table-cell>
          <table:table-cell table:style-name="ce3" office:value-type="string" calcext:value-type="string">
            <text:p>Religious workers, all other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egal occupations</text:p>
          </table:table-cell>
          <table:table-cell table:style-name="ce3" office:value-type="string" calcext:value-type="string">
            <text:p>Lawyers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1897" calcext:value-type="float">
            <text:p>1,89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619" calcext:value-type="float">
            <text:p>1,61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2086" calcext:value-type="float">
            <text:p>2,086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string" calcext:value-type="string">
            <text:p>Legal occupations</text:p>
          </table:table-cell>
          <table:table-cell table:style-name="ce3" office:value-type="string" calcext:value-type="string">
            <text:p>Judicial law clerks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egal occupations</text:p>
          </table:table-cell>
          <table:table-cell table:style-name="ce3" office:value-type="string" calcext:value-type="string">
            <text:p>Judges, magistrates, and other judicial workers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60" calcext:value-type="float">
            <text:p>1,560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egal occupations</text:p>
          </table:table-cell>
          <table:table-cell table:style-name="ce3" office:value-type="string" calcext:value-type="string">
            <text:p>Paralegals and legal assistants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egal occupations</text:p>
          </table:table-cell>
          <table:table-cell table:style-name="ce3" office:value-type="string" calcext:value-type="string">
            <text:p>Miscellaneous legal support workers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09" calcext:value-type="float">
            <text:p>1,009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Postsecondary teachers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1247" calcext:value-type="float">
            <text:p>1,24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1152" calcext:value-type="float">
            <text:p>1,15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356" calcext:value-type="float">
            <text:p>1,356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Preschool and kindergarten teachers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Elementary and middle school teachers</text:p>
          </table:table-cell>
          <table:table-cell table:style-name="ce4" office:value-type="float" office:value="2836" calcext:value-type="float">
            <text:p>2,836</text:p>
          </table:table-cell>
          <table:table-cell table:style-name="ce4" office:value-type="float" office:value="1009" calcext:value-type="float">
            <text:p>1,00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31" calcext:value-type="float">
            <text:p>2,231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1126" calcext:value-type="float">
            <text:p>1,126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Secondary school teachers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1111" calcext:value-type="float">
            <text:p>1,1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1074" calcext:value-type="float">
            <text:p>1,07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146" calcext:value-type="float">
            <text:p>1,146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Special education teachers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1021" calcext:value-type="float">
            <text:p>1,0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018" calcext:value-type="float">
            <text:p>1,0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Other teachers and instructors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135" calcext:value-type="float">
            <text:p>1,135</text:p>
          </table:table-cell>
          <table:table-cell table:style-name="ce4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Archivists, curators, and museum technicians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Librarians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987" calcext:value-type="float">
            <text:p>98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Library technicians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Teacher assistants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Education, training, and library occupations</text:p>
          </table:table-cell>
          <table:table-cell table:style-name="ce3" office:value-type="string" calcext:value-type="string">
            <text:p>Other education, training, and library workers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07" calcext:value-type="float">
            <text:p>1,10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068" calcext:value-type="float">
            <text:p>1,06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Artists and related worker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236" calcext:value-type="float">
            <text:p>1,23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38" calcext:value-type="float">
            <text:p>38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Designers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1086" calcext:value-type="float">
            <text:p>1,08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267" calcext:value-type="float">
            <text:p>1,267</text:p>
          </table:table-cell>
          <table:table-cell table:style-name="ce4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Actors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Producers and directors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163" calcext:value-type="float">
            <text:p>1,16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30" calcext:value-type="float">
            <text:p>1,03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228" calcext:value-type="float">
            <text:p>1,228</text:p>
          </table:table-cell>
          <table:table-cell table:style-name="ce4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Athletes, coaches, umpires, and related workers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Dancers and choreographers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Musicians, singers, and related workers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Entertainers and performers, sports and related workers, all other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Announcers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News analysts, reporters and correspondent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166" calcext:value-type="float">
            <text:p>1,16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Public relations specialists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28" calcext:value-type="float">
            <text:p>1,22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134" calcext:value-type="float">
            <text:p>1,13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Editor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053" calcext:value-type="float">
            <text:p>1,05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035" calcext:value-type="float">
            <text:p>1,03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12" calcext:value-type="float">
            <text:p>1,112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Technical writers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53" calcext:value-type="float">
            <text:p>1,25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Writers and authors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70" calcext:value-type="float">
            <text:p>1,07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Miscellaneous media and communication work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Broadcast and sound engineering technicians and radio operator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0" calcext:value-type="float">
            <text:p>1,02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67" calcext:value-type="float">
            <text:p>67</text:p>
          </table:table-cell>
          <table:table-cell table:style-name="ce4" office:value-type="float" office:value="1099" calcext:value-type="float">
            <text:p>1,099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Photographers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Television, video, and motion picture camera operators and editors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s, design, entertainment, sports, and media occupations</text:p>
          </table:table-cell>
          <table:table-cell table:style-name="ce3" office:value-type="string" calcext:value-type="string">
            <text:p>Media and communication equipment workers, all othe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Chiropractors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Dentist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850" calcext:value-type="float">
            <text:p>1,85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Dietitians and nutritionists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Optometrists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Pharmacists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924" calcext:value-type="float">
            <text:p>1,924</text:p>
          </table:table-cell>
          <table:table-cell table:number-columns-repeated="2" table:style-name="ce4" office:value-type="float" office:value="133" calcext:value-type="float">
            <text:p>133</text:p>
          </table:table-cell>
          <table:table-cell table:style-name="ce4" office:value-type="float" office:value="1839" calcext:value-type="float">
            <text:p>1,83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096" calcext:value-type="float">
            <text:p>2,096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Physicians and surgeons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1916" calcext:value-type="float">
            <text:p>1,91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476" calcext:value-type="float">
            <text:p>1,47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2343" calcext:value-type="float">
            <text:p>2,343</text:p>
          </table:table-cell>
          <table:table-cell table:style-name="ce4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Physician assistan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544" calcext:value-type="float">
            <text:p>1,54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47" calcext:value-type="float">
            <text:p>1,54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Podiatrist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Audiologist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Occupational therapists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365" calcext:value-type="float">
            <text:p>1,365</text:p>
          </table:table-cell>
          <table:table-cell table:number-columns-repeated="2" table:style-name="ce4" office:value-type="float" office:value="61" calcext:value-type="float">
            <text:p>61</text:p>
          </table:table-cell>
          <table:table-cell table:style-name="ce4" office:value-type="float" office:value="1315" calcext:value-type="float">
            <text:p>1,3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Physical therapists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325" calcext:value-type="float">
            <text:p>1,3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06" calcext:value-type="float">
            <text:p>1,30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348" calcext:value-type="float">
            <text:p>1,348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Radiation therapist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Recreational therapists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Respiratory therapists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Speech-language pathologists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200" calcext:value-type="float">
            <text:p>1,20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72" calcext:value-type="float">
            <text:p>1,17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Exercise physiologist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Therapists, all other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Veterinarian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38" calcext:value-type="float">
            <text:p>1,338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Registered nurses</text:p>
          </table:table-cell>
          <table:table-cell table:style-name="ce4" office:value-type="float" office:value="2498" calcext:value-type="float">
            <text:p>2,498</text:p>
          </table:table-cell>
          <table:table-cell table:style-name="ce4" office:value-type="float" office:value="1154" calcext:value-type="float">
            <text:p>1,15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13" calcext:value-type="float">
            <text:p>2,213</text:p>
          </table:table-cell>
          <table:table-cell table:style-name="ce4" office:value-type="float" office:value="1143" calcext:value-type="float">
            <text:p>1,14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1261" calcext:value-type="float">
            <text:p>1,261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Nurse anesthetists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Nurse midwives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Nurse practitioners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750" calcext:value-type="float">
            <text:p>1,7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753" calcext:value-type="float">
            <text:p>1,75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Health diagnosing and treating practitioners, all other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Clinical laboratory technologists and technicians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71" calcext:value-type="float">
            <text:p>1,071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Dental hygieni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34" calcext:value-type="float">
            <text:p>1,03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045" calcext:value-type="float">
            <text:p>1,0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Diagnostic related technologists and technicians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041" calcext:value-type="float">
            <text:p>1,04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156" calcext:value-type="float">
            <text:p>1,156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Emergency medical technicians and paramedics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Health practitioner support technologists and technicians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Licensed practical and licensed vocational nurses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Medical records and health information technicians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Opticians, dispensing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Miscellaneous health technologists and technicians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althcare practitioners and technical occupations</text:p>
          </table:table-cell>
          <table:table-cell table:style-name="ce3" office:value-type="string" calcext:value-type="string">
            <text:p>Other healthcare practitioners and technical occupation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83" calcext:value-type="float">
            <text:p>1,083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2"/>
          <table:table-cell table:style-name="ce4" office:value-type="float" office:value="49" calcext:value-type="float">
            <text:p>4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Nursing, psychiatric, and home health aides</text:p>
          </table:table-cell>
          <table:table-cell table:style-name="ce4" office:value-type="float" office:value="1386" calcext:value-type="float">
            <text:p>1,386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92" calcext:value-type="float">
            <text:p>1,192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Occupational therapy assistants and aides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Physical therapist assistants and aides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Massage therapists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Dental assistants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Medical assistants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Medical transcriptionists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Pharmacy aides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Veterinary assistants and laboratory animal caretakers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Phlebotomists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Healthcare support occupations</text:p>
          </table:table-cell>
          <table:table-cell table:style-name="ce1" office:value-type="string" calcext:value-type="string">
            <text:p>Miscellaneous healthcare support occupations, including medical equipment preparers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First-line supervisors of correctional officer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First-line supervisors of police and detective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324" calcext:value-type="float">
            <text:p>1,32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7" calcext:value-type="float">
            <text:p>97</text:p>
          </table:table-cell>
          <table:table-cell table:style-name="ce4" office:value-type="float" office:value="1361" calcext:value-type="float">
            <text:p>1,361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First-line supervisors of fire fighting and prevention workers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First-line supervisors of protective service workers, all other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66" calcext:value-type="float">
            <text:p>66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Firefighters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065" calcext:value-type="float">
            <text:p>1,06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056" calcext:value-type="float">
            <text:p>1,056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Fire inspectors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Bailiffs, correctional officers, and jailers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Detectives and criminal investigators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182" calcext:value-type="float">
            <text:p>1,18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251" calcext:value-type="float">
            <text:p>1,251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Fish and game wardens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Parking enforcement workers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Police and sheriff's patrol officers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1004" calcext:value-type="float">
            <text:p>1,00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1008" calcext:value-type="float">
            <text:p>1,008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Transit and railroad polic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Animal control workers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Private detectives and investigators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Security guards and gaming surveillance officers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Crossing guards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Transportation security screeners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tective service occupations</text:p>
          </table:table-cell>
          <table:table-cell table:style-name="ce1" office:value-type="string" calcext:value-type="string">
            <text:p>Lifeguards and other recreational, and all other protective service workers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Chefs and head cook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First-line supervisors of food preparation and serving workers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Cooks</text:p>
          </table:table-cell>
          <table:table-cell table:style-name="ce4" office:value-type="float" office:value="1408" calcext:value-type="float">
            <text:p>1,408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Food preparation workers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Bartenders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Combined food preparation and serving workers, including fast food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Counter attendants, cafeteria, food concession, and coffee shop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Waiters and waitresses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Food servers, nonrestaurant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Dining room and cafeteria attendants and bartender helpers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Dishwashers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Hosts and hostesses, restaurant, lounge, and coffee shop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ood preparation and serving related occupations</text:p>
          </table:table-cell>
          <table:table-cell table:style-name="ce1" office:value-type="string" calcext:value-type="string">
            <text:p>Food preparation and serving related workers, all other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Building and grounds cleaning and maintenance occupations</text:p>
          </table:table-cell>
          <table:table-cell table:style-name="ce1" office:value-type="string" calcext:value-type="string">
            <text:p>First-line supervisors of housekeeping and janitorial workers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Building and grounds cleaning and maintenance occupations</text:p>
          </table:table-cell>
          <table:table-cell table:style-name="ce1" office:value-type="string" calcext:value-type="string">
            <text:p>First-line supervisors of landscaping, lawn service, and groundskeeping workers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Building and grounds cleaning and maintenance occupations</text:p>
          </table:table-cell>
          <table:table-cell table:style-name="ce1" office:value-type="string" calcext:value-type="string">
            <text:p>Janitors and building cleaners</text:p>
          </table:table-cell>
          <table:table-cell table:style-name="ce4" office:value-type="float" office:value="1580" calcext:value-type="float">
            <text:p>1,580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39" calcext:value-type="float">
            <text:p>1,139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Building and grounds cleaning and maintenance occupations</text:p>
          </table:table-cell>
          <table:table-cell table:style-name="ce1" office:value-type="string" calcext:value-type="string">
            <text:p>Maids and housekeeping cleaners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Building and grounds cleaning and maintenance occupations</text:p>
          </table:table-cell>
          <table:table-cell table:style-name="ce1" office:value-type="string" calcext:value-type="string">
            <text:p>Pest control worker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Building and grounds cleaning and maintenance occupations</text:p>
          </table:table-cell>
          <table:table-cell table:style-name="ce1" office:value-type="string" calcext:value-type="string">
            <text:p>Grounds maintenance workers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First-line supervisors of gaming workers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First-line supervisors of personal service workers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Animal trainers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Nonfarm animal caretakers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Gaming services workers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Motion picture projectionist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Ushers, lobby attendants, and ticket takers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Miscellaneous entertainment attendants and related workers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Embalmers and funeral attendant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Morticians, undertakers, and funeral directors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Barbers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Hairdressers, hairstylists, and cosmetologists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Miscellaneous personal appearance workers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Baggage porters, bellhops, and concierges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Tour and travel guides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Childcare workers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Personal care aides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Recreation and fitness workers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Residential advisors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ersonal care and service occupations</text:p>
          </table:table-cell>
          <table:table-cell table:style-name="ce1" office:value-type="string" calcext:value-type="string">
            <text:p>Personal care and service workers, all other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First-line supervisors of retail sales workers</text:p>
          </table:table-cell>
          <table:table-cell table:style-name="ce4" office:value-type="float" office:value="2368" calcext:value-type="float">
            <text:p>2,368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47" calcext:value-type="float">
            <text:p>1,047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321" calcext:value-type="float">
            <text:p>1,321</text:p>
          </table:table-cell>
          <table:table-cell table:style-name="ce4" office:value-type="float" office:value="857" calcext:value-type="float">
            <text:p>857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First-line supervisors of non-retail sales workers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137" calcext:value-type="float">
            <text:p>1,13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004" calcext:value-type="float">
            <text:p>1,00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1161" calcext:value-type="float">
            <text:p>1,161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Cashiers</text:p>
          </table:table-cell>
          <table:table-cell table:style-name="ce4" office:value-type="float" office:value="1367" calcext:value-type="float">
            <text:p>1,367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Counter and rental clerks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Parts salesperson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Retail salespersons</text:p>
          </table:table-cell>
          <table:table-cell table:style-name="ce4" office:value-type="float" office:value="1831" calcext:value-type="float">
            <text:p>1,831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03" calcext:value-type="float">
            <text:p>1,103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Advertising sales agents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023" calcext:value-type="float">
            <text:p>1,02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99" calcext:value-type="float">
            <text:p>999</text:p>
          </table:table-cell>
          <table:table-cell table:number-columns-repeated="2" table:style-name="ce4" office:value-type="float" office:value="122" calcext:value-type="float">
            <text:p>122</text:p>
          </table:table-cell>
          <table:table-cell table:style-name="ce4" office:value-type="float" office:value="1034" calcext:value-type="float">
            <text:p>1,034</text:p>
          </table:table-cell>
          <table:table-cell table:style-name="ce4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Insurance sales agents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166" calcext:value-type="float">
            <text:p>1,166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Securities, commodities, and financial services sales agents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1351" calcext:value-type="float">
            <text:p>1,35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458" calcext:value-type="float">
            <text:p>1,458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Travel agents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  <table:table-cell table:style-name="ce4" office:value-type="float" office:value="38" calcext:value-type="float">
            <text:p>38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Sales representatives, services, all other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1040" calcext:value-type="float">
            <text:p>1,04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202" calcext:value-type="float">
            <text:p>1,202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Sales representatives, wholesale and manufacturing</text:p>
          </table:table-cell>
          <table:table-cell table:style-name="ce4" office:value-type="float" office:value="1121" calcext:value-type="float">
            <text:p>1,121</text:p>
          </table:table-cell>
          <table:table-cell table:style-name="ce4" office:value-type="float" office:value="1047" calcext:value-type="float">
            <text:p>1,04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1140" calcext:value-type="float">
            <text:p>1,140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Models, demonstrators, and product promoters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Real estate brokers and sales agents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222" calcext:value-type="float">
            <text:p>1,222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Sales engineers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Telemarketers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Door-to-door sales workers, news and street vendors, and related workers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ales and related occupations</text:p>
          </table:table-cell>
          <table:table-cell table:style-name="ce1" office:value-type="string" calcext:value-type="string">
            <text:p>Sales and related workers, all other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First-line supervisors of office and administrative support workers</text:p>
          </table:table-cell>
          <table:table-cell table:style-name="ce4" office:value-type="float" office:value="1203" calcext:value-type="float">
            <text:p>1,203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Switchboard operators, including answering service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Telephone operators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Communications equipment operators, all other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Bill and account collectors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Billing and posting clerks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Bookkeeping, accounting, and auditing clerks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Gaming cage workers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Payroll and timekeeping clerk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Procurement clerks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Tellers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Financial clerks, all other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Brokerage clerk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Correspondence clerks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Court, municipal, and license clerks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Credit authorizers, checkers, and clerks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Customer service representatives</text:p>
          </table:table-cell>
          <table:table-cell table:style-name="ce4" office:value-type="float" office:value="1850" calcext:value-type="float">
            <text:p>1,850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85" calcext:value-type="float">
            <text:p>1,18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Eligibility interviewers, government programs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File clerks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680" calcext:value-type="float">
            <text:p>680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Hotel, motel, and resort desk clerks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Interviewers, except eligibility and loan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Library assistants, clerical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38" calcext:value-type="float">
            <text:p>38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Loan interviewers and clerks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New accounts clerks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Order clerks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Human resources assistants, except payroll and timekeeping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Receptionists and information clerks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Reservation and transportation ticket agents and travel clerks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Information and record clerks, all other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Cargo and freight agents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Couriers and messengers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Dispatchers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Meter readers, utilities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Postal service clerks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Postal service mail carriers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931" calcext:value-type="float">
            <text:p>93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020" calcext:value-type="float">
            <text:p>1,020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Postal service mail sorters, processors, and processing machine operators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Production, planning, and expediting clerks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Shipping, receiving, and traffic clerks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Stock clerks and order fillers</text:p>
          </table:table-cell>
          <table:table-cell table:style-name="ce4" office:value-type="float" office:value="1014" calcext:value-type="float">
            <text:p>1,014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Weighers, measurers, checkers, and samplers, recordkeeping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Secretaries and administrative assistants</text:p>
          </table:table-cell>
          <table:table-cell table:style-name="ce4" office:value-type="float" office:value="2210" calcext:value-type="float">
            <text:p>2,210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78" calcext:value-type="float">
            <text:p>2,078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Computer operators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Data entry keyers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Word processors and typists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Desktop publisher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Insurance claims and policy processing clerks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Mail clerks and mail machine operators, except postal service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Office clerks, general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Office machine operators, except computer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Proofreaders and copy markers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Statistical assistants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ffice and administrative support occupations</text:p>
          </table:table-cell>
          <table:table-cell table:style-name="ce1" office:value-type="string" calcext:value-type="string">
            <text:p>Office and administrative support workers, all other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First-line supervisors of farming, fishing, and forestry workers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Agricultural inspectors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Animal breeder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Graders and sorters, agricultural products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Miscellaneous agricultural workers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Fishers and related fishing worker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Hunters and trapper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Forest and conservation workers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Farming, fishing, and forestry occupations</text:p>
          </table:table-cell>
          <table:table-cell table:style-name="ce1" office:value-type="string" calcext:value-type="string">
            <text:p>Logging workers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First-line supervisors of construction trades and extraction workers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1091" calcext:value-type="float">
            <text:p>1,09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01" calcext:value-type="float">
            <text:p>1,101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Boilermakers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Brickmasons, blockmasons, and stonemasons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Carpenters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Carpet, floor, and tile installers and finishers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91" calcext:value-type="float">
            <text:p>91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Cement masons, concrete finishers, and terrazzo workers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Construction laborers</text:p>
          </table:table-cell>
          <table:table-cell table:style-name="ce4" office:value-type="float" office:value="1322" calcext:value-type="float">
            <text:p>1,322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281" calcext:value-type="float">
            <text:p>1,281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Paving, surfacing, and tamping equipment operator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Pile-driver operator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Operating engineers and other construction equipment operators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Drywall installers, ceiling tile installers, and taper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Electricians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Glaziers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Insulation workers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Painters, construction and maintenance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Paperhanger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Pipelayers, plumbers, pipefitters, and steamfitters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Plasterers and stucco masons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Reinforcing iron and rebar workers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Roofer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Sheet metal workers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Structural iron and steel worker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76" calcext:value-type="float">
            <text:p>97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Solar photovoltaic installers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Helpers, construction trades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Construction and building inspectors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40" calcext:value-type="float">
            <text:p>1,040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Elevator installers and repairers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Fence erectors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Hazardous materials removal workers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Highway maintenance workers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Rail-track laying and maintenance equipment operators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Septic tank servicers and sewer pipe cleaners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Miscellaneous construction and related workers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Derrick, rotary drill, and service unit operators, oil, gas, and mining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Earth drillers, except oil and gas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Explosives workers, ordnance handling experts, and blasters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Mining machine operators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Roof bolters, minin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Roustabouts, oil and ga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Helpers—extraction worker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onstruction and extraction occupations</text:p>
          </table:table-cell>
          <table:table-cell table:style-name="ce1" office:value-type="string" calcext:value-type="string">
            <text:p>Other extraction workers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First-line supervisors of mechanics, installers, and repairers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020" calcext:value-type="float">
            <text:p>1,02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016" calcext:value-type="float">
            <text:p>1,016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Computer, automated teller, and office machine repairers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Radio and telecommunications equipment installers and repairers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Avionics technicians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Electric motor, power tool, and related repairers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Electrical and electronics installers and repairers, transportation equipmen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Electrical and electronics repairers, industrial and utility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Electronic equipment installers and repairers, motor vehicles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Electronic home entertainment equipment installers and repairers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Security and fire alarm systems installers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Aircraft mechanics and service technicians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047" calcext:value-type="float">
            <text:p>1,04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053" calcext:value-type="float">
            <text:p>1,053</text:p>
          </table:table-cell>
          <table:table-cell table:style-name="ce4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Automotive body and related repairers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Automotive glass installers and repairers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Automotive service technicians and mechanics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Bus and truck mechanics and diesel engine specialists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Heavy vehicle and mobile equipment service technicians and mechanic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964" calcext:value-type="float">
            <text:p>96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964" calcext:value-type="float">
            <text:p>964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Small engine mechanics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Miscellaneous vehicle and mobile equipment mechanics, installers, and repairers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Control and valve installers and repairers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Heating, air conditioning, and refrigeration mechanics and installers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Home appliance repairers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Industrial and refractory machinery mechanics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Maintenance and repair workers, general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Maintenance workers, machinery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Millwrights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Electrical power-line installers and repairers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161" calcext:value-type="float">
            <text:p>1,16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165" calcext:value-type="float">
            <text:p>1,165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Telecommunications line installers and repairers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Precision instrument and equipment repairers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Wind turbine service technicians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Coin, vending, and amusement machine servicers and repairers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Commercial diver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Locksmiths and safe repairers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Manufactured building and mobile home installers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Rigger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Signal and track switch repairer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Helpers—installation, maintenance, and repair workers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Installation, maintenance, and repair occupations</text:p>
          </table:table-cell>
          <table:table-cell table:style-name="ce1" office:value-type="string" calcext:value-type="string">
            <text:p>Other installation, maintenance, and repair workers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irst-line supervisors of production and operating workers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Aircraft structure, surfaces, rigging, and systems assemblers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Electrical, electronics, and electromechanical assemblers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Engine and other machine assemblers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Structural metal fabricators and fitters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iscellaneous assemblers and fabricators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Baker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Butchers and other meat, poultry, and fish processing workers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ood and tobacco roasting, baking, and drying machine operators and tenders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ood batchmakers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ood cooking machine operators and tenders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ood processing workers, all other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88" calcext:value-type="float">
            <text:p>88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Computer control programmers and operators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Extruding and drawing machine setters, operators, and tenders, metal and plastic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orging machine setters, operators, and tenders, metal and plastic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Rolling machine setters, operators, and tenders, metal and plastic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Cutting, punching, and press machine setters, operators, and tenders, metal and plastic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Drilling and boring machine tool setters, operators, and tenders, metal and plastic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Grinding, lapping, polishing, and buffing machine tool setters, operators, and tenders, metal and plastic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Lathe and turning machine tool setters, operators, and tenders, metal and plastic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illing and planing machine setters, operators, and tenders, metal and plastic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achinists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etal furnace operators, tenders, pourers, and casters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odel makers and patternmakers, metal and plastic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olders and molding machine setters, operators, and tenders, metal and plastic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ultiple machine tool setters, operators, and tenders, metal and plastic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ool and die makers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Welding, soldering, and brazing workers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743" calcext:value-type="float">
            <text:p>743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Heat treating equipment setters, operators, and tenders, metal and plastic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Layout workers, metal and plastic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lating and coating machine setters, operators, and tenders, metal and plastic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ool grinders, filers, and sharpener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etal workers and plastic workers, all other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repress technicians and workers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rinting press operators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rint binding and finishing worker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Laundry and dry-cleaning workers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ressers, textile, garment, and related materials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Sewing machine operators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Shoe and leather workers and repairer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Shoe machine operators and tender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ailors, dressmakers, and sewers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extile bleaching and dyeing machine operators and tender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extile cutting machine setters, operators, and tenders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extile knitting and weaving machine setters, operators, and tenders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extile winding, twisting, and drawing out machine setters, operators, and tenders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Extruding and forming machine setters, operators, and tenders, synthetic and glass fiber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abric and apparel patternmaker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Upholsterers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extile, apparel, and furnishings workers, all other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Cabinetmakers and bench carpenters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urniture finishers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odel makers and patternmakers, woo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Sawing machine setters, operators, and tenders, wood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Woodworking machine setters, operators, and tenders, except sawing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Woodworkers, all other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ower plant operators, distributors, and dispatchers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37" calcext:value-type="float">
            <text:p>3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Stationary engineers and boiler operators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72" calcext:value-type="float">
            <text:p>72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Water and wastewater treatment plant and system operators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iscellaneous plant and system operators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8" calcext:value-type="float">
            <text:p>38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Chemical processing machine setters, operators, and tender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Crushing, grinding, polishing, mixing, and blending workers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82" calcext:value-type="float">
            <text:p>82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Cutting workers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Extruding, forming, pressing, and compacting machine setters, operators, and tenders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Furnace, kiln, oven, drier, and kettle operators and tender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Inspectors, testers, sorters, samplers, and weighers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Jewelers and precious stone and metal workers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edical, dental, and ophthalmic laboratory technicians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ackaging and filling machine operators and tenders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ainting work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hotographic process workers and processing machine operators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Semiconductor processor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Adhesive bonding machine operators and tenders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Cleaning, washing, and metal pickling equipment operators and tender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Cooling and freezing equipment operators and tender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Etchers and engraver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Molders, shapers, and casters, except metal and plastic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aper goods machine setters, operators, and tenders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Tire builder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Helpers—production workers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oduction occupations</text:p>
          </table:table-cell>
          <table:table-cell table:style-name="ce1" office:value-type="string" calcext:value-type="string">
            <text:p>Production workers, all other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Supervisors of transportation and material moving workers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2"/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Aircraft pilots and flight engineers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582" calcext:value-type="float">
            <text:p>1,58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600" calcext:value-type="float">
            <text:p>1,600</text:p>
          </table:table-cell>
          <table:table-cell table:style-name="ce4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Air traffic controllers and airfield operations specialists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Flight attendants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Ambulance drivers and attendants, except emergency medical technicians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Bus drivers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Driver/sales workers and truck drivers</text:p>
          </table:table-cell>
          <table:table-cell table:style-name="ce4" office:value-type="float" office:value="2809" calcext:value-type="float">
            <text:p>2,809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89" calcext:value-type="float">
            <text:p>2,689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Taxi drivers and chauffeurs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Motor vehicle operators, all othe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Locomotive engineers and operators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Railroad brake, signal, and switch operator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Railroad conductors and yardmaster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160" calcext:value-type="float">
            <text:p>1,160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1148" calcext:value-type="float">
            <text:p>1,148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Subway, streetcar, and other rail transportation workers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Sailors and marine oilers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Ship and boat captains and operators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Ship engineer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Bridge and lock tender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Parking lot attendants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Automotive and watercraft service attendants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7" calcext:value-type="float">
            <text:p>67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Transportation inspectors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Transportation attendants, except flight attendants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Other transportation workers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Conveyor operators and tender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Crane and tower operators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66" calcext:value-type="float">
            <text:p>66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Dredge, excavating, and loading machine operators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Hoist and winch operators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Industrial truck and tractor operators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Cleaners of vehicles and equipment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Laborers and freight, stock, and material movers, hand</text:p>
          </table:table-cell>
          <table:table-cell table:style-name="ce4" office:value-type="float" office:value="1417" calcext:value-type="float">
            <text:p>1,417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96" calcext:value-type="float">
            <text:p>1,196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Machine feeders and offbearers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Packers and packagers, hand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Pumping station operators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Refuse and recyclable material collectors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64" calcext:value-type="float">
            <text:p>64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Mine shuttle car operator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Tank car, truck, and ship loader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Transportation and material moving occupations</text:p>
          </table:table-cell>
          <table:table-cell table:style-name="ce1" office:value-type="string" calcext:value-type="string">
            <text:p>Material moving workers, all other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</table:table-row>
        <table:table-row table:style-name="ro1" table:number-rows-repeated="1048008">
          <table:table-cell table:number-columns-repeated="11"/>
        </table:table-row>
        <table:table-row table:style-name="ro2" table:number-rows-repeated="3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text>$</number:text>
      <number:number number:decimal-places="0" loext:min-decimal-places="0" number:min-integer-digits="1" number:grouping="true"/>
    </number:number-style>
    <number:number-style style:name="N128">
      <number:text>$</number:text>
      <number:number number:decimal-places="2" loext:min-decimal-places="2" number:min-integer-digits="1" number:grouping="true"/>
    </number:number-style>
    <number:number-style style:name="N129">
      <number:number number:decimal-places="2" loext:min-decimal-places="2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08:04:17.341274000</meta:creation-date>
    <dc:date>2018-01-03T08:18:17.489151000</dc:date>
    <meta:editing-duration>PT13M59S</meta:editing-duration>
    <meta:editing-cycles>3</meta:editing-cycles>
    <meta:generator>LibreOffice/5.2.1.2$MacOSX_X86_64 LibreOffice_project/31dd62db80d4e60af04904455ec9c9219178d620</meta:generator>
    <meta:document-statistic meta:table-count="1" meta:cell-count="4024" meta:object-count="0"/>
  </office:meta>
</office:document-meta>
</file>